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.1866in" style:auto-text-indent="false" fo:background-color="transparent"/>
      <style:text-properties officeooo:rsid="00162d33" officeooo:paragraph-rsid="00162d33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italic" officeooo:rsid="0015c2bf" officeooo:paragraph-rsid="0015c2bf" style:font-style-asian="italic" style:font-style-complex="italic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italic" officeooo:rsid="00162d33" officeooo:paragraph-rsid="00162d33" style:font-style-asian="italic" style:font-style-complex="italic"/>
    </style:style>
    <style:style style:name="P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tyle="italic" officeooo:rsid="0015c2bf" officeooo:paragraph-rsid="0015c2bf" style:font-style-asian="italic" style:font-style-complex="italic"/>
    </style:style>
    <style:style style:name="P5" style:family="paragraph" style:parent-style-name="Standard" style:list-style-name="L1">
      <loext:graphic-properties draw:fill="none"/>
      <style:paragraph-properties fo:margin-left="0.25in" fo:margin-right="0in" fo:text-indent="0in" style:auto-text-indent="false" fo:background-color="transparent">
        <style:tab-stops>
          <style:tab-stop style:position="0.1244in"/>
        </style:tab-stops>
      </style:paragraph-properties>
      <style:text-properties officeooo:rsid="00162d33" officeooo:paragraph-rsid="00162d33"/>
    </style:style>
    <style:style style:name="P6" style:family="paragraph" style:parent-style-name="Standard" style:list-style-name="L1">
      <loext:graphic-properties draw:fill="none"/>
      <style:paragraph-properties fo:margin-left="0.3752in" fo:margin-right="0in" fo:text-indent="-0.1252in" style:auto-text-indent="false" fo:background-color="transparent">
        <style:tab-stops>
          <style:tab-stop style:position="0.1244in"/>
        </style:tab-stops>
      </style:paragraph-properties>
      <style:text-properties officeooo:rsid="00162d33" officeooo:paragraph-rsid="00162d33"/>
    </style:style>
    <style:style style:name="P7" style:family="paragraph" style:parent-style-name="Standard" style:list-style-name="L1">
      <loext:graphic-properties draw:fill="none"/>
      <style:paragraph-properties fo:margin-left="0.3752in" fo:margin-right="0in" fo:text-indent="-0.1252in" style:auto-text-indent="false" fo:background-color="transparent">
        <style:tab-stops>
          <style:tab-stop style:position="0.1244in"/>
        </style:tab-stops>
      </style:paragraph-properties>
      <style:text-properties officeooo:rsid="001c1e39" officeooo:paragraph-rsid="001c1e39"/>
    </style:style>
    <style:style style:name="P8" style:family="paragraph" style:parent-style-name="Standard" style:list-style-name="L1" style:master-page-name="">
      <loext:graphic-properties draw:fill="none"/>
      <style:paragraph-properties fo:margin-left="0.3752in" fo:margin-right="0in" fo:text-indent="-0.1252in" style:auto-text-indent="false" style:page-number="auto" fo:background-color="transparent">
        <style:tab-stops>
          <style:tab-stop style:position="0.1244in"/>
        </style:tab-stops>
      </style:paragraph-properties>
      <style:text-properties officeooo:rsid="00162d33" officeooo:paragraph-rsid="00162d33"/>
    </style:style>
    <style:style style:name="T1" style:family="text">
      <style:text-properties officeooo:rsid="00162d3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7235c"/>
    </style:style>
    <style:style style:name="T4" style:family="text">
      <style:text-properties officeooo:rsid="0018f0ec"/>
    </style:style>
    <style:style style:name="T5" style:family="text">
      <style:text-properties officeooo:rsid="001b9a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17in" fo:text-indent="-0.25in" fo:margin-left="0.77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17in" fo:text-indent="-0.25in" fo:margin-left="1.02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17in" fo:text-indent="-0.25in" fo:margin-left="1.27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17in" fo:text-indent="-0.25in" fo:margin-left="1.52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17in" fo:text-indent="-0.25in" fo:margin-left="1.77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17in" fo:text-indent="-0.25in" fo:margin-left="2.02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17in" fo:text-indent="-0.25in" fo:margin-left="2.27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17in" fo:text-indent="-0.25in" fo:margin-left="2.52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17in" fo:text-indent="-0.25in" fo:margin-left="2.77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17in" fo:text-indent="-0.25in" fo:margin-left="3.021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lliot Chandler (Wallace)</text:p>
      <text:p text:style-name="P2">COS301: <text:span text:style-name="T1">Programming Languages — Semester Project, part 1</text:span></text:p>
      <text:p text:style-name="P3">2017 Sept. 3</text:p>
      <text:p text:style-name="P3"/>
      <text:p text:style-name="P1">My first choice of language is <text:span text:style-name="T2">Perl 6</text:span>.</text:p>
      <text:p text:style-name="P1">My second choice of language is <text:span text:style-name="T2">COBOL</text:span>.</text:p>
      <text:p text:style-name="P1"/>
      <text:p text:style-name="P1">Perl 6 is my first choice of language for two main reasons. First, Perl 6 has strong built-in support for implementing other languages, and I would like to learn to use this: I would like to implement a document format that I have been <text:span text:style-name="T3">developing</text:span>, and I think that knowing Perl 6 <text:span text:style-name="T3">Grammars</text:span> could help me with that. <text:span text:style-name="T3">While Perl 6 reportedly has issues with performance, and may not be an appropriate long-term choice for implementing the format, it seems like it would be excellent for rapid prototyping and iterative development of the format.</text:span> Second, Perl 6 has a number of features that I have heard about, <text:span text:style-name="T4">that </text:span>seem to have a lot of "buzz", <text:span text:style-name="T4">and that seem to have wide applicability and popular use</text:span>, but <text:span text:style-name="T4">that I </text:span>don't have any significant <text:span text:style-name="T4">experience with or</text:span> understanding of the use of: multiple dispatch, promises, asynchronous I/O, polymorphism, functional programming, introspection, generic programming, meta-object programming, and macros. <text:span text:style-name="T4">Because that would be </text:span>a lot of things to learn <text:span text:style-name="T4">in only a semester, I would presumably select a few areas to focus on.</text:span></text:p>
      <text:p text:style-name="P1"/>
      <text:p text:style-name="P1">My second language choice is COBOL, because it has a long history of being very capable for data processing work and file handling, and a lot of businesses seem to use it successfully. Because of that history of success with it, I think that it would be good to have experience with. (While C and Java have similar histories of successful use, I do not propose studying them as I have used them briefly.) I am also interested in learning about <text:span text:style-name="T4">COBOL</text:span> because, <text:span text:style-name="T4">as a file processing and business language, it is quite different from the languages </text:span>I have experience using. <text:span text:style-name="T4">(</text:span>Perl 6 is also quite different, because of its capacity for functional programming.<text:span text:style-name="T4">)</text:span></text:p>
      <text:p text:style-name="P1"/>
      <text:p text:style-name="P1">For reference, the languages with which I have the most confidence and experience in are, in roughly descending order:</text:p>
      <text:list xml:id="list6028639487112836408" text:style-name="L1">
        <text:list-header>
          <text:p text:style-name="P8"/>
        </text:list-header>
        <text:list-item>
          <text:p text:style-name="P6">Bash (along with PHP, which is a reasonably close second, I have by far the most confidence and experience in Bash, <text:span text:style-name="T5">and generally find it enjoyable to use</text:span>)</text:p>
          <text:p text:style-name="P7"/>
        </text:list-item>
        <text:list-item>
          <text:p text:style-name="P6">PHP 5 (I used it a lot until I switched to writing most things in Bash)</text:p>
          <text:p text:style-name="P5"/>
        </text:list-item>
        <text:list-item>
          <text:p text:style-name="P6">C (don't have a lot of experience with it, only having written small patches, but I've appreciated the readability of it in what I've done with it)</text:p>
          <text:p text:style-name="P6"/>
        </text:list-item>
        <text:list-item>
          <text:p text:style-name="P6">Python (All the apps I wrote in Python that I still use I have since re-written in Bash, and found it much more appropriate for them)</text:p>
        </text:list-item>
        <text:list-item>
          <text:p text:style-name="P6">Java (I don't really get it)</text:p>
        </text:list-item>
        <text:list-item>
          <text:p text:style-name="P6">Perl (used it for one tiny project about eight years ago, but don't remember anything about it really)</text:p>
        </text:list-item>
        <text:list-item>
          <text:p text:style-name="P6">C++ (poked around briefly trying to patch a couple of apps in i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22:21:41.925378976</meta:creation-date>
    <dc:date>2017-09-03T22:31:59.192200579</dc:date>
    <meta:editing-duration>PT10M14S</meta:editing-duration>
    <meta:editing-cycles>7</meta:editing-cycles>
    <meta:generator>LibreOffice/5.2.3.3$Linux_X86_64 LibreOffice_project/20m0$Build-3</meta:generator>
    <meta:document-statistic meta:table-count="0" meta:image-count="0" meta:object-count="0" meta:page-count="1" meta:paragraph-count="19" meta:word-count="485" meta:character-count="2714" meta:non-whitespace-character-count="2254"/>
  </office:meta>
</office:document-meta>
</file>